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fo:background-color="#bbe33d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50%"/>
      <style:text-properties fo:font-size="10.5pt" fo:font-weight="normal" officeooo:paragraph-rsid="00004b09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line-height="150%"/>
      <style:text-properties fo:font-size="10.5pt" fo:font-weight="normal" officeooo:paragraph-rsid="00009b10" fo:background-color="transparent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line-height="150%"/>
      <style:text-properties fo:font-size="10.5pt" fo:font-weight="normal" officeooo:paragraph-rsid="0002cc92" fo:background-color="transparent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line-height="150%"/>
      <style:text-properties fo:font-size="10.5pt" fo:font-weight="normal" officeooo:paragraph-rsid="0007d8de" style:font-size-asian="10.5pt" style:font-weight-asian="normal" style:font-size-complex="10.5pt" style:font-weight-complex="normal"/>
    </style:style>
    <style:style style:name="P6" style:family="paragraph" style:parent-style-name="Standard">
      <style:text-properties fo:font-size="11pt" fo:font-weight="bold" fo:background-color="#bbe33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fo:font-size="11pt" fo:font-weight="bold" officeooo:paragraph-rsid="00004b09" fo:background-color="#bbe33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/>
      <style:text-properties fo:font-size="11pt" fo:font-weight="bold" officeooo:paragraph-rsid="00009b10" fo:background-color="#bbe33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/>
      <style:text-properties fo:font-size="11pt" fo:font-weight="bold" officeooo:paragraph-rsid="0002cc92" fo:background-color="#bbe33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/>
      <style:text-properties fo:font-size="11pt" fo:font-weight="bold" officeooo:paragraph-rsid="00009b10" fo:background-color="#ffff6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1pt" fo:font-weight="bold" officeooo:paragraph-rsid="00009b10" fo:background-color="#ffff6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50%"/>
      <style:text-properties fo:font-size="11pt" fo:font-weight="normal" officeooo:paragraph-rsid="00004b09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50%"/>
      <style:text-properties fo:font-size="11pt" fo:font-style="normal" fo:font-weight="bold" officeooo:paragraph-rsid="0002cc92" fo:background-color="#bbe33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line-height="150%"/>
      <style:text-properties fo:font-size="11pt" officeooo:paragraph-rsid="0007d8de" fo:background-color="transparent" style:font-size-asian="11pt" style:font-size-complex="11pt"/>
    </style:style>
    <style:style style:name="P15" style:family="paragraph" style:parent-style-name="Standard">
      <style:paragraph-properties fo:line-height="150%"/>
      <style:text-properties officeooo:paragraph-rsid="00004b09"/>
    </style:style>
    <style:style style:name="P16" style:family="paragraph" style:parent-style-name="Standard">
      <style:paragraph-properties fo:line-height="150%"/>
      <style:text-properties officeooo:paragraph-rsid="00009b10"/>
    </style:style>
    <style:style style:name="P17" style:family="paragraph" style:parent-style-name="Standard">
      <style:paragraph-properties fo:line-height="150%"/>
      <style:text-properties officeooo:paragraph-rsid="0001e17c"/>
    </style:style>
    <style:style style:name="P18" style:family="paragraph" style:parent-style-name="Standard" style:list-style-name="L1">
      <style:paragraph-properties fo:line-height="150%"/>
      <style:text-properties fo:font-size="10.5pt" officeooo:paragraph-rsid="00004b09" style:font-size-asian="10.5pt" style:font-size-complex="10.5pt"/>
    </style:style>
    <style:style style:name="P19" style:family="paragraph" style:parent-style-name="Standard">
      <style:paragraph-properties fo:line-height="150%"/>
      <style:text-properties fo:font-size="10.5pt" officeooo:paragraph-rsid="00009b10" style:font-size-asian="10.5pt" style:font-size-complex="10.5pt"/>
    </style:style>
    <style:style style:name="P20" style:family="paragraph" style:parent-style-name="Standard" style:list-style-name="L10">
      <style:paragraph-properties fo:line-height="150%"/>
      <style:text-properties fo:font-size="10.5pt" officeooo:paragraph-rsid="000701e1" style:font-size-asian="10.5pt" style:font-size-complex="10.5pt"/>
    </style:style>
    <style:style style:name="P21" style:family="paragraph" style:parent-style-name="Standard">
      <style:paragraph-properties fo:line-height="150%"/>
      <style:text-properties fo:font-size="10.5pt" fo:font-weight="bold" officeooo:paragraph-rsid="00004b09" fo:background-color="transparent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line-height="150%"/>
      <style:text-properties fo:font-size="10.5pt" fo:font-weight="bold" officeooo:rsid="0001e17c" officeooo:paragraph-rsid="0002cc92" fo:background-color="transparent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line-height="150%"/>
      <style:text-properties fo:font-size="10.5pt" fo:font-weight="bold" officeooo:rsid="0001e17c" officeooo:paragraph-rsid="0001e17c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line-height="150%"/>
      <style:text-properties fo:font-size="10.5pt" fo:font-weight="bold" officeooo:rsid="0001e17c" officeooo:paragraph-rsid="0001e17c" fo:background-color="#ffffa6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line-height="150%"/>
      <style:text-properties fo:font-size="10.5pt" fo:font-weight="normal" officeooo:paragraph-rsid="00004b09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line-height="150%"/>
      <style:text-properties fo:font-size="10.5pt" fo:font-weight="normal" officeooo:paragraph-rsid="00009b10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line-height="150%"/>
      <style:text-properties fo:font-size="10.5pt" fo:font-weight="normal" officeooo:rsid="00009b10" officeooo:paragraph-rsid="00009b10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line-height="150%"/>
      <style:text-properties fo:font-size="10.5pt" fo:font-weight="normal" officeooo:rsid="0001e17c" officeooo:paragraph-rsid="0001e17c" fo:background-color="#ffffa6" style:font-size-asian="10.5pt" style:font-weight-asian="normal" style:font-size-complex="10.5pt" style:font-weight-complex="normal"/>
    </style:style>
    <style:style style:name="P29" style:family="paragraph" style:parent-style-name="Standard" style:list-style-name="L3">
      <style:paragraph-properties fo:line-height="150%"/>
      <style:text-properties fo:font-size="10.5pt" fo:font-weight="normal" officeooo:rsid="0001e17c" officeooo:paragraph-rsid="0002cc92" fo:background-color="transparent" style:font-size-asian="10.5pt" style:font-weight-asian="normal" style:font-size-complex="10.5pt" style:font-weight-complex="normal"/>
    </style:style>
    <style:style style:name="P30" style:family="paragraph" style:parent-style-name="Standard" style:list-style-name="L3">
      <style:paragraph-properties fo:line-height="150%"/>
      <style:text-properties fo:font-size="10.5pt" fo:font-style="italic" fo:font-weight="normal" officeooo:rsid="0001e17c" officeooo:paragraph-rsid="0002cc92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31" style:family="paragraph" style:parent-style-name="Standard">
      <style:paragraph-properties fo:line-height="150%"/>
      <style:text-properties fo:font-size="10.5pt" fo:font-style="normal" fo:font-weight="normal" officeooo:rsid="0001e17c" officeooo:paragraph-rsid="0002cc9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Standard" style:list-style-name="L4">
      <style:paragraph-properties fo:line-height="150%"/>
      <style:text-properties fo:font-size="10.5pt" fo:font-style="normal" fo:font-weight="normal" officeooo:rsid="0001e17c" officeooo:paragraph-rsid="0002cc9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3" style:family="paragraph" style:parent-style-name="Standard" style:list-style-name="L5">
      <style:paragraph-properties fo:line-height="150%"/>
      <style:text-properties fo:font-size="10.5pt" fo:font-style="normal" fo:font-weight="normal" officeooo:rsid="0001e17c" officeooo:paragraph-rsid="0002cc9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Standard" style:list-style-name="L6">
      <style:paragraph-properties fo:line-height="150%"/>
      <style:text-properties fo:font-size="10.5pt" fo:font-style="normal" fo:font-weight="normal" officeooo:rsid="0001e17c" officeooo:paragraph-rsid="0002cc9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 style:list-style-name="L7">
      <style:paragraph-properties fo:line-height="150%"/>
      <style:text-properties fo:font-size="10.5pt" fo:font-style="normal" fo:font-weight="normal" officeooo:rsid="0002cc92" officeooo:paragraph-rsid="0002cc9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Standard" style:list-style-name="L8">
      <style:paragraph-properties fo:line-height="150%"/>
      <style:text-properties fo:font-size="10.5pt" fo:font-style="normal" fo:font-weight="normal" officeooo:rsid="0002cc92" officeooo:paragraph-rsid="0002cc9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Standard">
      <style:paragraph-properties fo:line-height="150%"/>
      <style:text-properties fo:font-size="10.5pt" fo:font-style="normal" fo:font-weight="normal" officeooo:rsid="0002cc92" officeooo:paragraph-rsid="0002cc9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Standard">
      <style:paragraph-properties fo:line-height="150%"/>
      <style:text-properties fo:font-size="10.5pt" fo:font-style="normal" fo:font-weight="normal" officeooo:rsid="0002cc92" officeooo:paragraph-rsid="00039757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9" style:family="paragraph" style:parent-style-name="Standard">
      <style:paragraph-properties fo:line-height="150%"/>
      <style:text-properties fo:font-size="10.5pt" fo:font-style="normal" fo:font-weight="normal" officeooo:rsid="0002cc92" officeooo:paragraph-rsid="0004b09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Standard">
      <style:paragraph-properties fo:line-height="150%"/>
      <style:text-properties fo:font-size="10.5pt" fo:font-style="normal" fo:font-weight="normal" officeooo:rsid="0002cc92" officeooo:paragraph-rsid="00068217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 style:list-style-name="L10">
      <style:paragraph-properties fo:line-height="150%"/>
      <style:text-properties fo:font-size="10.5pt" fo:font-style="normal" fo:font-weight="normal" officeooo:rsid="000701e1" officeooo:paragraph-rsid="000701e1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Standard">
      <style:paragraph-properties fo:line-height="150%"/>
      <style:text-properties fo:font-size="10.5pt" fo:font-style="normal" fo:font-weight="normal" officeooo:rsid="0007d8de" officeooo:paragraph-rsid="0007d8d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Standard">
      <style:paragraph-properties fo:line-height="150%"/>
      <style:text-properties fo:font-size="10.5pt" fo:font-style="normal" fo:font-weight="normal" officeooo:rsid="00084dd9" officeooo:paragraph-rsid="0007d8d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4" style:family="paragraph" style:parent-style-name="Standard">
      <style:paragraph-properties fo:line-height="150%"/>
      <style:text-properties fo:font-size="10.5pt" fo:font-style="normal" fo:font-weight="bold" officeooo:rsid="0001e17c" officeooo:paragraph-rsid="0002cc9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5" style:family="paragraph" style:parent-style-name="Standard">
      <style:paragraph-properties fo:line-height="150%"/>
      <style:text-properties fo:font-size="10.5pt" fo:font-style="normal" fo:font-weight="bold" officeooo:rsid="0002cc92" officeooo:paragraph-rsid="0002cc9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6" style:family="paragraph" style:parent-style-name="Standard">
      <style:paragraph-properties fo:line-height="150%"/>
      <style:text-properties fo:font-size="10.5pt" fo:font-style="normal" fo:font-weight="bold" officeooo:rsid="0002cc92" officeooo:paragraph-rsid="00039757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fo:font-size="10.5pt" fo:font-style="normal" fo:font-weight="bold" officeooo:rsid="0002cc92" officeooo:paragraph-rsid="0004b09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8" style:family="paragraph" style:parent-style-name="Standard">
      <style:paragraph-properties fo:line-height="150%"/>
      <style:text-properties fo:font-size="10.5pt" fo:font-style="normal" fo:font-weight="bold" officeooo:rsid="0002cc92" officeooo:paragraph-rsid="0004b09e" fo:background-color="#bbe33d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Standard" style:list-style-name="L9">
      <style:paragraph-properties fo:line-height="150%"/>
      <style:text-properties fo:font-size="10.5pt" fo:font-style="normal" fo:font-weight="bold" officeooo:rsid="0002cc92" officeooo:paragraph-rsid="0004b09e" fo:background-color="#ffff00" style:font-size-asian="10.5pt" style:font-style-asian="normal" style:font-weight-asian="bold" style:font-size-complex="10.5pt" style:font-style-complex="normal" style:font-weight-complex="bold"/>
    </style:style>
    <style:style style:name="P50" style:family="paragraph" style:parent-style-name="Standard" style:list-style-name="L9">
      <style:paragraph-properties fo:line-height="150%"/>
      <style:text-properties fo:font-size="10.5pt" fo:font-style="normal" fo:font-weight="bold" officeooo:rsid="0002cc92" officeooo:paragraph-rsid="00068217" fo:background-color="#ffff00" style:font-size-asian="10.5pt" style:font-style-asian="normal" style:font-weight-asian="bold" style:font-size-complex="10.5pt" style:font-style-complex="normal" style:font-weight-complex="bold"/>
    </style:style>
    <style:style style:name="P51" style:family="paragraph" style:parent-style-name="Standard" style:list-style-name="L10">
      <style:paragraph-properties fo:line-height="150%"/>
      <style:text-properties fo:font-size="10.5pt" fo:font-style="normal" fo:font-weight="bold" officeooo:rsid="0002cc92" officeooo:paragraph-rsid="000701e1" fo:background-color="#ffbf00" style:font-size-asian="10.5pt" style:font-style-asian="normal" style:font-weight-asian="bold" style:font-size-complex="10.5pt" style:font-style-complex="normal" style:font-weight-complex="bold"/>
    </style:style>
    <style:style style:name="P52" style:family="paragraph" style:parent-style-name="Standard" style:list-style-name="L10">
      <style:paragraph-properties fo:line-height="150%"/>
      <style:text-properties fo:font-size="10.5pt" fo:font-style="normal" fo:font-weight="bold" officeooo:rsid="000701e1" officeooo:paragraph-rsid="000701e1" fo:background-color="#ffbf00" style:font-size-asian="10.5pt" style:font-style-asian="normal" style:font-weight-asian="bold" style:font-size-complex="10.5pt" style:font-style-complex="normal" style:font-weight-complex="bold"/>
    </style:style>
    <style:style style:name="P53" style:family="paragraph" style:parent-style-name="Standard" style:list-style-name="L10">
      <style:paragraph-properties fo:line-height="150%"/>
      <style:text-properties fo:font-size="10.5pt" fo:font-style="normal" fo:font-weight="bold" officeooo:rsid="0007d8de" officeooo:paragraph-rsid="0007d8de" fo:background-color="#ffbf00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Standard">
      <style:paragraph-properties fo:line-height="150%"/>
      <style:text-properties fo:font-size="10.5pt" fo:font-style="normal" officeooo:rsid="0002cc92" officeooo:paragraph-rsid="00068217" fo:background-color="transparent" style:font-size-asian="10.5pt" style:font-style-asian="normal" style:font-size-complex="10.5pt" style:font-style-complex="normal"/>
    </style:style>
    <style:style style:name="P55" style:family="paragraph" style:parent-style-name="Standard">
      <style:paragraph-properties fo:line-height="150%"/>
      <style:text-properties fo:font-size="10.5pt" fo:font-style="normal" officeooo:rsid="0002cc92" officeooo:paragraph-rsid="000701e1" fo:background-color="transparent" style:font-size-asian="10.5pt" style:font-style-asian="normal" style:font-size-complex="10.5pt" style:font-style-complex="normal"/>
    </style:style>
    <style:style style:name="P56" style:family="paragraph" style:parent-style-name="Standard" style:list-style-name="L10">
      <style:paragraph-properties fo:line-height="150%"/>
      <style:text-properties fo:font-size="10.5pt" fo:font-style="normal" officeooo:rsid="000701e1" officeooo:paragraph-rsid="000701e1" fo:background-color="transparent" style:font-size-asian="10.5pt" style:font-style-asian="normal" style:font-size-complex="10.5pt" style:font-style-complex="normal"/>
    </style:style>
    <style:style style:name="P57" style:family="paragraph" style:parent-style-name="Standard" style:list-style-name="L10">
      <style:paragraph-properties fo:line-height="150%"/>
      <style:text-properties fo:font-size="10.5pt" fo:font-style="normal" style:text-underline-style="none" fo:font-weight="bold" officeooo:rsid="000701e1" officeooo:paragraph-rsid="000701e1" fo:background-color="#ffbf00" style:font-size-asian="10.5pt" style:font-style-asian="normal" style:font-weight-asian="bold" style:font-size-complex="10.5pt" style:font-style-complex="normal" style:font-weight-complex="bold"/>
    </style:style>
    <style:style style:name="P58" style:family="paragraph" style:parent-style-name="Standard">
      <style:paragraph-properties fo:line-height="150%"/>
      <style:text-properties fo:font-size="10.5pt" fo:font-style="normal" officeooo:rsid="0007d8de" officeooo:paragraph-rsid="0007d8de" style:font-size-asian="10.5pt" style:font-style-asian="normal" style:font-size-complex="10.5pt" style:font-style-complex="normal"/>
    </style:style>
    <style:style style:name="P59" style:family="paragraph" style:parent-style-name="Standard" style:list-style-name="L3">
      <style:paragraph-properties fo:line-height="150%"/>
      <style:text-properties officeooo:paragraph-rsid="0002cc92"/>
    </style:style>
    <style:style style:name="P60" style:family="paragraph" style:parent-style-name="Standard" style:list-style-name="L9">
      <style:paragraph-properties fo:line-height="150%"/>
      <style:text-properties officeooo:paragraph-rsid="0004b09e"/>
    </style:style>
    <style:style style:name="P61" style:family="paragraph" style:parent-style-name="Standard" style:list-style-name="L9">
      <style:paragraph-properties fo:line-height="150%"/>
      <style:text-properties officeooo:paragraph-rsid="00068217"/>
    </style:style>
    <style:style style:name="P62" style:family="paragraph" style:parent-style-name="Standard" style:list-style-name="L9">
      <style:paragraph-properties fo:line-height="150%"/>
      <style:text-properties officeooo:paragraph-rsid="000701e1"/>
    </style:style>
    <style:style style:name="P63" style:family="paragraph" style:parent-style-name="Standard" style:list-style-name="L10">
      <style:paragraph-properties fo:line-height="150%"/>
      <style:text-properties officeooo:paragraph-rsid="000701e1"/>
    </style:style>
    <style:style style:name="P64" style:family="paragraph" style:parent-style-name="Standard" style:list-style-name="L10">
      <style:paragraph-properties fo:line-height="150%"/>
      <style:text-properties officeooo:paragraph-rsid="0007d8de"/>
    </style:style>
    <style:style style:name="P65" style:family="paragraph" style:parent-style-name="Standard" style:list-style-name="L2">
      <style:paragraph-properties fo:line-height="150%"/>
      <style:text-properties fo:font-size="11pt" fo:font-weight="normal" officeooo:paragraph-rsid="00004b09" fo:background-color="transparent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line-height="150%"/>
      <style:text-properties fo:font-size="11pt" fo:font-weight="normal" officeooo:paragraph-rsid="00009b10" fo:background-color="transparent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line-height="150%"/>
      <style:text-properties fo:font-size="11pt" fo:font-weight="bold" officeooo:paragraph-rsid="00009b10" fo:background-color="#bbe33d" style:font-size-asian="11pt" style:font-weight-asian="bold" style:font-size-complex="11pt" style:font-weight-complex="bold"/>
    </style:style>
    <style:style style:name="P68" style:family="paragraph" style:parent-style-name="Standard">
      <style:paragraph-properties fo:line-height="150%"/>
      <style:text-properties fo:font-size="11pt" fo:font-weight="bold" officeooo:rsid="00009b10" officeooo:paragraph-rsid="00009b10" fo:background-color="#bbe33d" style:font-size-asian="11pt" style:font-weight-asian="bold" style:font-size-complex="11pt" style:font-weight-complex="bold"/>
    </style:style>
    <style:style style:name="P69" style:family="paragraph" style:parent-style-name="Standard">
      <style:paragraph-properties fo:line-height="150%"/>
      <style:text-properties fo:font-size="11pt" fo:font-style="normal" fo:font-weight="bold" officeooo:rsid="0002cc92" officeooo:paragraph-rsid="000701e1" fo:background-color="#bbe33d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Standard">
      <style:paragraph-properties fo:line-height="150%"/>
      <style:text-properties fo:font-size="11pt" fo:font-style="normal" fo:font-weight="bold" officeooo:rsid="0007d8de" officeooo:paragraph-rsid="0007d8de" fo:background-color="#bbe33d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 style:list-style-name="L10">
      <style:paragraph-properties fo:line-height="150%"/>
      <style:text-properties fo:font-size="11pt" fo:font-style="normal" fo:font-weight="bold" officeooo:rsid="0002cc92" officeooo:paragraph-rsid="000701e1" fo:background-color="#ffbf00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paragraph-properties fo:line-height="150%"/>
      <style:text-properties fo:font-size="13pt" fo:font-weight="bold" officeooo:rsid="0001e17c" officeooo:paragraph-rsid="0001e17c" fo:background-color="#bbe33d" style:font-size-asian="13pt" style:font-weight-asian="bold" style:font-size-complex="13pt" style:font-weight-complex="bold"/>
    </style:style>
    <style:style style:name="P73" style:family="paragraph" style:parent-style-name="Standard" style:list-style-name="L6">
      <style:paragraph-properties fo:line-height="150%"/>
      <style:text-properties fo:font-weight="normal" officeooo:paragraph-rsid="0002cc92" style:font-weight-asian="normal" style:font-weight-complex="normal"/>
    </style:style>
    <style:style style:name="P74" style:family="paragraph" style:parent-style-name="Standard">
      <style:paragraph-properties fo:line-height="150%"/>
      <style:text-properties fo:font-size="10pt" fo:font-style="italic" fo:font-weight="normal" officeooo:rsid="0002cc92" officeooo:paragraph-rsid="0004b09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e17c" style:font-weight-asian="bold" style:font-weight-complex="bold"/>
    </style:style>
    <style:style style:name="T3" style:family="text">
      <style:text-properties fo:font-weight="normal" fo:background-color="transparent" loext:char-shading-value="0" style:font-weight-asian="normal" style:font-weight-complex="normal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6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09b10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font-size="11pt" fo:font-style="normal" fo:font-weight="bold" officeooo:rsid="0002cc9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size="10.5pt" fo:font-weight="normal" fo:background-color="transparent" loext:char-shading-value="0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004b09" fo:background-color="transparent" loext:char-shading-value="0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01e17c" fo:background-color="transparent" loext:char-shading-value="0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02cc92" fo:background-color="transparent" loext:char-shading-value="0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4" style:family="text">
      <style:text-properties fo:font-size="10.5pt" fo:font-weight="normal" officeooo:rsid="00009b10" style:font-size-asian="10.5pt" style:font-weight-asian="normal" style:font-size-complex="10.5pt" style:font-weight-complex="normal"/>
    </style:style>
    <style:style style:name="T15" style:family="text">
      <style:text-properties fo:font-size="10.5pt" fo:font-weight="bold" fo:background-color="transparent" loext:char-shading-value="0" style:font-size-asian="10.5pt" style:font-weight-asian="bold" style:font-size-complex="10.5pt" style:font-weight-complex="bold"/>
    </style:style>
    <style:style style:name="T16" style:family="text">
      <style:text-properties fo:font-size="10.5pt" fo:font-weight="bold" officeooo:rsid="0001e17c" fo:background-color="transparent" loext:char-shading-value="0" style:font-size-asian="10.5pt" style:font-weight-asian="bold" style:font-size-complex="10.5pt" style:font-weight-complex="bold"/>
    </style:style>
    <style:style style:name="T17" style:family="text">
      <style:text-properties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officeooo:rsid="0001e17c" style:font-size-asian="10.5pt" style:font-size-complex="10.5pt"/>
    </style:style>
    <style:style style:name="T20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1" style:family="text">
      <style:text-properties fo:font-size="10.5pt" fo:font-style="normal" fo:font-weight="normal" officeooo:rsid="0002cc9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fo:font-size="10.5pt" fo:font-style="normal" fo:font-weight="normal" officeooo:rsid="0006821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size="10.5pt" fo:font-style="normal" fo:font-weight="normal" officeooo:rsid="000701e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size="10.5pt" fo:font-style="normal" fo:font-weight="normal" officeooo:rsid="0007d8d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size="10.5pt" fo:font-style="normal" fo:font-weight="normal" officeooo:rsid="0007d8de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fo:font-size="10.5pt" fo:font-style="normal" officeooo:rsid="0001e17c" fo:background-color="transparent" loext:char-shading-value="0" style:font-size-asian="10.5pt" style:font-style-asian="normal" style:font-size-complex="10.5pt" style:font-style-complex="normal"/>
    </style:style>
    <style:style style:name="T28" style:family="text">
      <style:text-properties fo:font-size="10.5pt" fo:font-style="normal" officeooo:rsid="0002cc92" fo:background-color="transparent" loext:char-shading-value="0" style:font-size-asian="10.5pt" style:font-style-asian="normal" style:font-size-complex="10.5pt" style:font-style-complex="normal"/>
    </style:style>
    <style:style style:name="T29" style:family="text">
      <style:text-properties fo:font-size="10.5pt" fo:font-style="normal" officeooo:rsid="00068217" fo:background-color="transparent" loext:char-shading-value="0" style:font-size-asian="10.5pt" style:font-style-asian="normal" style:font-size-complex="10.5pt" style:font-style-complex="normal"/>
    </style:style>
    <style:style style:name="T30" style:family="text">
      <style:text-properties fo:font-size="10.5pt" fo:font-style="normal" officeooo:rsid="000701e1" fo:background-color="transparent" loext:char-shading-value="0" style:font-size-asian="10.5pt" style:font-style-asian="normal" style:font-size-complex="10.5pt" style:font-style-complex="normal"/>
    </style:style>
    <style:style style:name="T31" style:family="text">
      <style:text-properties fo:font-size="10.5pt" fo:font-style="normal" fo:font-weight="bold" officeooo:rsid="0002cc92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32" style:family="text">
      <style:text-properties fo:font-size="10.5pt" fo:font-style="normal" fo:font-weight="bold" officeooo:rsid="00068217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33" style:family="text">
      <style:text-properties fo:font-size="10.5pt" fo:font-style="normal" fo:font-weight="bold" officeooo:rsid="000701e1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ize="10.5pt" fo:font-style="normal" fo:font-weight="bold" officeooo:rsid="0007d8de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3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6" style:family="text">
      <style:text-properties fo:font-size="10.5pt" fo:font-style="normal" fo:font-weight="bold" officeooo:rsid="0002cc92" fo:background-color="#ffff00" loext:char-shading-value="0" style:font-size-asian="10.5pt" style:font-style-asian="normal" style:font-weight-asian="bold" style:font-size-complex="10.5pt" style:font-style-complex="normal" style:font-weight-complex="bold"/>
    </style:style>
    <style:style style:name="T37" style:family="text">
      <style:text-properties fo:font-size="10.5pt" fo:font-style="normal" officeooo:rsid="0002cc92" style:font-size-asian="10.5pt" style:font-style-asian="normal" style:font-size-complex="10.5pt" style:font-style-complex="normal"/>
    </style:style>
    <style:style style:name="T38" style:family="text">
      <style:text-properties fo:font-size="10.5pt" fo:font-style="normal" officeooo:rsid="0007d8de" style:font-size-asian="10.5pt" style:font-style-asian="normal" style:font-size-complex="10.5pt" style:font-style-complex="normal"/>
    </style:style>
    <style:style style:name="T39" style:family="text">
      <style:text-properties fo:font-size="10.5pt" fo:font-style="normal" style:text-underline-style="solid" style:text-underline-width="auto" style:text-underline-color="font-color" fo:font-weight="normal" officeooo:rsid="000701e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0" style:family="text">
      <style:text-properties fo:font-size="10.5pt" fo:font-style="normal" style:text-underline-style="none" fo:font-weight="bold" officeooo:rsid="000701e1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1" style:family="text">
      <style:text-properties fo:font-size="10.5pt" fo:font-style="normal" style:text-underline-style="none" fo:font-weight="normal" officeooo:rsid="000701e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01e17c"/>
    </style:style>
    <style:style style:name="T44" style:family="text">
      <style:text-properties fo:font-style="normal" officeooo:rsid="0007d8de" fo:background-color="transparent" loext:char-shading-value="0" style:font-style-asian="normal" style:font-style-complex="normal"/>
    </style:style>
    <style:style style:name="T45" style:family="text">
      <style:text-properties fo:font-style="normal" officeooo:rsid="0002cc92" style:font-style-asian="normal" style:font-style-complex="normal"/>
    </style:style>
    <style:style style:name="T46" style:family="text">
      <style:text-properties fo:font-style="normal" officeooo:rsid="0007d8de" style:font-style-asian="normal" style:font-style-complex="normal"/>
    </style:style>
    <style:style style:name="T47" style:family="text">
      <style:text-properties fo:font-style="normal" fo:font-weight="bold" officeooo:rsid="0002cc92" fo:background-color="transparent" loext:char-shading-value="0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07d8de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officeooo:rsid="0002cc92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0701e1" fo:background-color="transparent" loext:char-shading-value="0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f6d" style:background-transparency="0%" draw:fill="solid" draw:fill-color="#ffff6d" draw: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f38" style:background-transparency="0%" draw:fill="solid" draw:fill-color="#ffff38" draw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Testowanie statyczne:</text:p>
      <text:p text:style-name="P1"/>
      <text:p text:style-name="P6">3.1. Podstawy testowania statycznego :</text:p>
      <text:p text:style-name="P6"/>
      <text:p text:style-name="P2">W przeciwieństwie do testowania dynamicznego, które wymaga uruchomienia testowanego oprogramowania, testowanie statyczne opiera się na<text:span text:style-name="T1">:</text:span></text:p>
      <text:list xml:id="list665301697" text:style-name="L1">
        <text:list-item>
          <text:p text:style-name="P18"><text:span text:style-name="T3">ręcznym badaniu produktów pracy </text:span><text:span text:style-name="T4">(tj. wykonywaniu przeglądów)</text:span></text:p>
        </text:list-item>
        <text:list-item>
          <text:p text:style-name="P18"><text:span text:style-name="T3">dokonywaniu oceny kodu przy użyciu odpowiednich narzędzi lub innych produktów pracy </text:span><text:span text:style-name="T4">(tj. analizie statycznej</text:span><text:span text:style-name="T3">)</text:span></text:p>
        </text:list-item>
      </text:list>
      <text:p text:style-name="P21">Oba typy testowania statycznego pozwalają ocenić testowany kod lub inny produkt pracy bez jego uruchamiania.</text:p>
      <text:p text:style-name="P15"><text:span text:style-name="T9">Analiza statyczna jest szczególnie ważna w przypadku systemów komputerowych krytycznych ze względów bezpieczeństwa (np. systemów stosowanych w lotnictwie, medycynie lub w energetyce jądrowej), <text:s/></text:span><text:span text:style-name="T10">jest też </text:span><text:span text:style-name="T13">ważnym elementem testowania zabezpieczeń.</text:span></text:p>
      <text:p text:style-name="P25"/>
      <text:p text:style-name="P7">3.1.1. Produkty pracy badane metodą testowania statycznego:</text:p>
      <text:p text:style-name="P12">Przy użyciu technik testowania statycznego (tj. przeglądów i/lub analizy statycznej) można zbadać niemal <text:span text:style-name="T42">wszystkie produkty pracy</text:span>, na przykład:</text:p>
      <text:list xml:id="list928428484" text:style-name="L2">
        <text:list-item>
          <text:p text:style-name="P65">specyfikacje (w tym: wymagania biznesowe, wymagania funkcjonalne i wymagania w zakresie bezpieczeństwa); </text:p>
        </text:list-item>
        <text:list-item>
          <text:p text:style-name="P65">opowieści, historyjki użytkownika i kryteria akceptacji; </text:p>
        </text:list-item>
        <text:list-item>
          <text:p text:style-name="P65">architekturę i specyfikacje projektowe; </text:p>
        </text:list-item>
        <text:list-item>
          <text:p text:style-name="P65">kod; </text:p>
        </text:list-item>
        <text:list-item>
          <text:p text:style-name="P65">testalia (w tym: plany testów, przypadki testowe, procedury testowe, i skrypty testów automatycznych); </text:p>
        </text:list-item>
        <text:list-item>
          <text:p text:style-name="P65">podręczniki użytkownika; </text:p>
        </text:list-item>
        <text:list-item>
          <text:p text:style-name="P65">strony internetowe; </text:p>
        </text:list-item>
        <text:list-item>
          <text:p text:style-name="P65">umowy, plany projektów, harmonogramy i plany budżetowe; </text:p>
        </text:list-item>
        <text:list-item>
          <text:p text:style-name="P65">konfigurację i infrastrukturę, </text:p>
        </text:list-item>
        <text:list-item>
          <text:p text:style-name="P65">modele takie jak diagramy aktywności, które mogą być używane do testowania opartego na modelu (patrz [ISTQB-CTFL-MBT] i [Kramer 2016]). </text:p>
        </text:list-item>
      </text:list>
      <text:p text:style-name="P16"><text:span text:style-name="T6">- </text:span><text:span text:style-name="T7">p</text:span><text:span text:style-name="T6">rzeglądy mogą dotyczyć dowolnego produktu pracy, który uczestnicy potrafią przeczytać i zrozumieć.</text:span></text:p>
      <text:p text:style-name="P16"><text:span text:style-name="T6">- </text:span><text:span text:style-name="T7">z</text:span><text:span text:style-name="T6"> kolei </text:span><text:span text:style-name="T5">analizę statyczną</text:span><text:span text:style-name="T6"> można zastosować efektywnie do każdego </text:span><text:span text:style-name="T5">produktu pracy o strukturze formalnej</text:span><text:span text:style-name="T6"> (w typowych sytuacjach to kod lub modele), dla którego istnieje odpowiednie narzędzie do jej przeprowadzenia</text:span></text:p>
      <text:p text:style-name="P16"><text:span text:style-name="T6">- </text:span><text:span text:style-name="T7">d</text:span><text:span text:style-name="T6">ostępne są również narzędzia pozwalające oceniać produkty pracy napisane w języku naturalnym takie jak wymagania (np. sprawdzające te produkty pracy pod kątem pisowni, gramatyki czy też czytelności)</text:span></text:p>
      <text:p text:style-name="P66"/>
      <text:p text:style-name="P66"/>
      <text:p text:style-name="P8"><text:soft-page-break/>3.1.2. Zalety testowania statycznego:</text:p>
      <text:p text:style-name="P8"/>
      <text:p text:style-name="P16"><text:span text:style-name="T15">- </text:span><text:span text:style-name="T35">pozwalają one wykryć defekty jeszcze przed rozpoczęciem testowania dynamicznego</text:span><text:span text:style-name="T13"> (np. w ramach przeglądów specyfikacji wymagań lub projektu bądź w backlogu produktu itp.).</text:span></text:p>
      <text:p text:style-name="P16"><text:span text:style-name="T13"><text:s/></text:span><text:span text:style-name="T20">Usunięcie defektów wykrytych w początkowym etapie cyklu życia oprogramowania jest często dużo tańsze niż usunięcie defektów wykrytych w kolejnych etapach — zwłaszcza po wdrożeniu oprogramowania i rozpoczęciu jego eksploatacji</text:span><text:span text:style-name="T13">. </text:span></text:p>
      <text:p text:style-name="P26">- identyfikowanie defektów, które trudno jest wykryć metodą testowania dynamicznego;</text:p>
      <text:p text:style-name="P26">- zapobieganie wystąpieniu defektów w projekcie i kodzie poprzez wykrywanie niedociągnięć takich jak: niespójności, niejednoznaczności, wewnętrzne sprzeczności, przeoczenia, opuszczenia, nieścisłości czy też elementy nadmiarowe w wymaganiach</text:p>
      <text:p text:style-name="P26">- zwiększenie wydajności prac programistycznych między innymi dzięki udoskonaleniom projektowania i utrzymywalności kodu;</text:p>
      <text:p text:style-name="P16"><text:span text:style-name="T13">- obniżenie kosztów i zmniejszenie czasochłonności wytwarzania oprogramowania </text:span><text:span text:style-name="T14">oraz testowania</text:span></text:p>
      <text:p text:style-name="P27">- obniżenie łącznego kosztu zapewnienia jakości w całym cyklu życia oprogramowania poprzez zmniejszenie liczby awarii na późniejszych etapach tego cyklu lub po przekazaniu oprogramowania do eksploatacji;</text:p>
      <text:p text:style-name="P27"/>
      <text:p text:style-name="P68">3.1.3. Różnice między testowaniem statycznym a dynamicznym :</text:p>
      <text:p text:style-name="P8"/>
      <text:p text:style-name="P8"><draw:frame draw:style-name="fr1" draw:name="Ramka1" text:anchor-type="paragraph" svg:x="-0.85cm" svg:y="0.097cm" svg:width="19.288cm" draw:z-index="0"><draw:text-box fo:min-height="2.713cm"><text:p text:style-name="P11">Główna różnica pomiędzy testowaniem statycznym a dynamicznych polega na tym, że testowanie statyczne pozwala wykryć defekty bezpośrednio w produktach pracy, a nie na podstawie spowodowanych przez te defekty awarii zidentyfikowanych podczas uruchamiania oprogramowania. </text:p><text:p text:style-name="P10"/></draw:text-box></draw:frame></text:p>
      <text:p text:style-name="P3">Przykładami typowych defektów, które są łatwiejsze i tańsze do wykrycia oraz usunięcia przy zastosowaniu metody testowania statycznego (niż przy użyciu metody testowania dynamicznego) są między innymi: </text:p>
      <text:p text:style-name="P16"><text:span text:style-name="T9">- </text:span><text:span text:style-name="T17">defekty w wymaganiach</text:span><text:span text:style-name="T18"> (takie jak: niespójności, niejednoznaczności, wewnętrzne sprzeczności, opuszczenia, nieścisłości, przeoczenia czy elementy nadmiarowe w wymaganiach);</text:span></text:p>
      <text:p text:style-name="P16"><text:span text:style-name="T18">- </text:span><text:span text:style-name="T17">defekty w projekcie</text:span><text:span text:style-name="T18"> (np. nieefektywne algorytmy lub struktury baz danych, wysoki stopień sprzężenia (ang. coupling) czy mała spójność (ang. Cohesion);</text:span></text:p>
      <text:p text:style-name="P16"><text:span text:style-name="T18">-</text:span><text:span text:style-name="T17"> defekty w kodzie</text:span><text:span text:style-name="T18"> (np. zmienne z niezdefiniowanymi wartościami, zmienne zadeklarowane — lecz nigdy nie używane, niedostępny (martwy) kod, powielony kod);</text:span></text:p>
      <text:p text:style-name="P19">- odchylenia od standardów (np. brak zgodności ze standardami tworzenia kodu);</text:p>
      <text:p text:style-name="P16"><text:span text:style-name="T18">- </text:span><text:span text:style-name="T17">niepoprawne specyfikacje interfejsów</text:span><text:span text:style-name="T18"> (np. użycie różnych jednostek miary w systemie wywołującym i systemie wywoływanym)</text:span></text:p>
      <text:p text:style-name="P16"><text:span text:style-name="T18">-</text:span><text:span text:style-name="T17"> słabe punkty zabezpieczeń</text:span><text:span text:style-name="T18"> (np. podatność na przepełnienie bufora);</text:span></text:p>
      <text:p text:style-name="P17"><text:soft-page-break/><text:span text:style-name="T19">- </text:span><text:span text:style-name="T17">luki lub nieścisłości w zakresie śledzenia powiązań między podstawą testów a produktami pracy związanymi z testowaniem lub luki pokrycia (np. brak testów odpowiadających kryteriom akceptacji)</text:span></text:p>
      <text:p text:style-name="P23"/>
      <text:p text:style-name="P28">Ponadto tylko testowanie statyczne umożliwia wykrycie większości typów defektów związanych z utrzymywalnością (takich jak: nieprawidłowa modularyzacja, niski poziom ponownego wykorzystania modułów czy występowanie kodu, który trudno jest analizować i modyfikować bez wprowadzania nowych defektów). </text:p>
      <text:p text:style-name="P24"/>
      <text:p text:style-name="P72">3.2. Proces przeglądu:</text:p>
      <text:p text:style-name="P4"><text:span text:style-name="T43">Przeglądy mogą mieć różny charakter: </text:span><text:span text:style-name="T2">od nieformalnego po formalny:</text:span></text:p>
      <text:p text:style-name="P22"/>
      <text:list xml:id="list2668570614" text:style-name="L3">
        <text:list-item>
          <text:p text:style-name="P59"><text:span text:style-name="T12">c</text:span><text:span text:style-name="T11">echą charakterystyczną przeglądów nieformalnych jest to, że nie przebiegają one zgodnie ze zdefiniowanym procesem, a uzyskanych dzięki nim informacji nie trzeba formalnie dokumentować. </text:span></text:p>
          <text:p text:style-name="P29"/>
        </text:list-item>
        <text:list-item>
          <text:p text:style-name="P59"><text:span text:style-name="T12">z</text:span><text:span text:style-name="T11"> kolei przeglądy formalne są przeprowadzane zgodnie z udokumentowanymi</text:span><text:span text:style-name="T16"> procedurami i z udziałem zespołu o ustalonym wcześniej składzie, a ich rezultaty muszą być obowiązkowo dokumentowane</text:span><text:span text:style-name="T11">. Stopień sformalizowania przeglądu zależy od takich czynników jak: model cyklu życia oprogramowania, dojrzałość procesu wytwarzania oprogramowania, złożoność produktu pracy będącego przedmiotem przeglądu, wymogi prawne czy konieczność prowadzenia ścieżki audytu. </text:span></text:p>
          <text:p text:style-name="P29"/>
          <text:p text:style-name="P30">To, na czym koncentruje się przegląd, zależy od uzgodnionych celów przeglądu, takich jak: wykrywanie defektów, poszerzanie wiedzy, edukowanie uczestników (np. testerów i nowych członków zespołu) bądź omawianie określonych zagadnień i podejmowanie decyzji w drodze konsensus </text:p>
          <text:p text:style-name="P30"/>
        </text:list-item>
      </text:list>
      <text:p text:style-name="P13"><text:span text:style-name="T43">3.2.1. Proces przeglądu produktów pracy </text:span><text:span text:style-name="T11">:</text:span></text:p>
      <text:p text:style-name="P31">Proces przeglądu obejmuje zwykle następujące czynności: </text:p>
      <text:p text:style-name="P44">Planowanie:</text:p>
      <text:list xml:id="list2554472564" text:style-name="L4">
        <text:list-item>
          <text:p text:style-name="P32">Określenie zakresu prac, w tym celu przeglądu i dokumentów (lub ich części) będących jego przedmiotem oraz ocenianych charakterystyk jakościowych.</text:p>
        </text:list-item>
        <text:list-item>
          <text:p text:style-name="P32">Oszacowanie nakładu pracy i ram czasowych.</text:p>
        </text:list-item>
        <text:list-item>
          <text:p text:style-name="P32">Wskazanie cech charakterystycznych przeglądu, takich jak: typ przeglądu, role, czynności i listy kontrolne.</text:p>
        </text:list-item>
        <text:list-item>
          <text:p text:style-name="P32">Wybór osób, które mają wziąć udział w przeglądzie oraz wyznaczenie im ról.</text:p>
        </text:list-item>
        <text:list-item>
          <text:p text:style-name="P32">Określenie kryteriów wejścia i wyjścia (w przypadku bardziej formalnych typów przeglądów np. Inspekcji).</text:p>
        </text:list-item>
        <text:list-item>
          <text:p text:style-name="P32">Sprawdzenie, czy zostały spełnione kryteria wejścia (w przypadku bardziej formalnych typów przeglądów). </text:p>
        </text:list-item>
      </text:list>
      <text:p text:style-name="P44">Rozpoczęcie przeglądu:</text:p>
      <text:list xml:id="list1669933746" text:style-name="L5">
        <text:list-item>
          <text:p text:style-name="P33">Rozesłanie produktu pracy (w formie papierowej lub elektronicznej) oraz innych materiałów (np.: formularzy dziennika problemów, list kontrolnych i innych powiązanych produktów pracy).</text:p>
        </text:list-item>
        <text:list-item>
          <text:p text:style-name="P33">Wyjaśnienie uczestnikom zakresu, celów, procesu, ról i produktów pracy.</text:p>
        </text:list-item>
        <text:list-item>
          <text:p text:style-name="P33"><text:soft-page-break/>Udzielenie odpowiedzi na ewentualne pytania uczestników dotyczące przeglądu. </text:p>
        </text:list-item>
      </text:list>
      <text:p text:style-name="P44">Przegląd indywidualny (tj. indywidualne przygotowanie):</text:p>
      <text:list xml:id="list36529473" text:style-name="L6">
        <text:list-item>
          <text:p text:style-name="P34">Dokonanie przeglądu całości lub części produktów pracy</text:p>
        </text:list-item>
        <text:list-item>
          <text:p text:style-name="P73"><text:span text:style-name="T27">Odnotowanie potencjalnych defektów oraz zaleceń i pyta</text:span><text:span text:style-name="T28">ń</text:span></text:p>
        </text:list-item>
      </text:list>
      <text:p text:style-name="P45">Przekazanie informacji o problemach i analiza problemów:</text:p>
      <text:list xml:id="list3369153655" text:style-name="L7">
        <text:list-item>
          <text:p text:style-name="P35">Przekazanie informacji o zidentyfikowanych, potencjalnych defektach (np. na spotkaniu przeglądowym). </text:p>
        </text:list-item>
        <text:list-item>
          <text:p text:style-name="P35">Przeanalizowanie defektów (w tym wyznaczenie osób za nie odpowiedzialnych oraz określenie statusu defektów).</text:p>
        </text:list-item>
        <text:list-item>
          <text:p text:style-name="P35">Dokonanie oceny i udokumentowanie charakterystyk jakościowych. </text:p>
        </text:list-item>
        <text:list-item>
          <text:p text:style-name="P35">Dokonanie oceny wniosków z przeglądu pod kątem kryteriów wyjścia w celu podjęcia decyzji (odrzucenie produktu pracy, wymagane poważne zmiany, akceptacja - być może z niewielkimi zmianami) </text:p>
        </text:list-item>
      </text:list>
      <text:p text:style-name="P45">Usunięcie defektów i raportowanie:</text:p>
      <text:list xml:id="list1740612429" text:style-name="L8">
        <text:list-item>
          <text:p text:style-name="P36">Utworzenie raportów o defektach dotyczących wykrytych usterek wymagających wprowadzenia zmian w produkcie pracy.</text:p>
        </text:list-item>
        <text:list-item>
          <text:p text:style-name="P36">Usunięcie defektów wykrytych w przeglądanym produkcie pracy (czynność tę zwykle wykonuje autor).</text:p>
        </text:list-item>
        <text:list-item>
          <text:p text:style-name="P36">Poinformowanie odpowiedniej osoby lub odpowiedniego zespołu o defektach wykrytych w produkcie pracy związanym z produktem będącym przedmiotem przeglądu </text:p>
        </text:list-item>
        <text:list-item>
          <text:p text:style-name="P36">Zarejestrowanie zaktualizowanego statusu defektów (w przypadku przeglądów formalnych), włączając w to potencjalną zgodę autora komentarza.</text:p>
        </text:list-item>
        <text:list-item>
          <text:p text:style-name="P36">Zebranie miar (w przypadku bardziej formalnych typów przeglądów).</text:p>
        </text:list-item>
        <text:list-item>
          <text:p text:style-name="P36">Sprawdzenie, czy zostały spełnione kryteria wyjścia (w przypadku bardziej formalnych typów przeglądów). </text:p>
        </text:list-item>
        <text:list-item>
          <text:p text:style-name="P36">Zaakceptowanie produktu pracy po spełnieniu kryteriów wyjścia. </text:p>
        </text:list-item>
      </text:list>
      <text:p text:style-name="P37"/>
      <text:p text:style-name="P9"><text:span text:style-name="T45">3.2.2. Role i obowiązki w przeglądzie formalnym </text:span><text:span text:style-name="T28">:</text:span></text:p>
      <text:p text:style-name="P46">Autor:</text:p>
      <text:p text:style-name="P38">• Tworzy produkt pracy będący przedmiotem przeglądu. </text:p>
      <text:p text:style-name="P38">• Usuwa defekty w produkcie pracy będącym przedmiotem przeglądu (jeśli jest to konieczne). </text:p>
      <text:p text:style-name="P46">Kierownictwo:</text:p>
      <text:p text:style-name="P38">• Odpowiada za zaplanowanie przeglądu. </text:p>
      <text:p text:style-name="P38">• Podejmuje decyzję o przeprowadzeniu przeglądu. </text:p>
      <text:p text:style-name="P38">• Wyznacza pracowników oraz określa budżet i ramy czasowe. </text:p>
      <text:p text:style-name="P38">• Monitoruje na bieżąco opłacalność przeglądu. </text:p>
      <text:p text:style-name="P38">• Wykonuje decyzje kontrolne w przypadku uzyskania niezadowalających wyników. </text:p>
      <text:p text:style-name="P46">Facylitator (zwany często moderatorem):</text:p>
      <text:p text:style-name="P38">• Dba o sprawny przebieg spotkań związanych z przeglądem (o ile przeglądy się odbywają) </text:p>
      <text:p text:style-name="P38">• Występuje w roli mediatora, jeśli konieczne jest pogodzenie różnych punktów widzenia. </text:p>
      <text:p text:style-name="P38">• Jest często osobą, od której zależy powodzenie przeglądu. </text:p>
      <text:p text:style-name="P46"><text:soft-page-break/>Lider przeglądu:</text:p>
      <text:p text:style-name="P38">• Ponosi ogólną odpowiedzialność za przegląd. </text:p>
      <text:p text:style-name="P38">• Decyduje o tym, kto ma wziąć udział w przeglądzie oraz określa miejsce i termin przeglądu. </text:p>
      <text:p text:style-name="P46">Przeglądający:</text:p>
      <text:p text:style-name="P38">• Mogą być ekspertami merytorycznymi, osobami pracującymi przy projekcie, interesariuszami zainteresowanymi produktem pracy i/lub osobami mającymi określone doświadczenie techniczne lub biznesowe. </text:p>
      <text:p text:style-name="P38">• Identyfikują potencjalne defekty w przeglądanym produkcie pracy </text:p>
      <text:p text:style-name="P38">• Mogą reprezentować różne punkty widzenia (np. punkt widzenia testera, dewelopera, użytkownika, operatora, analityka biznesowego, specjalisty ds. użyteczności itd.) </text:p>
      <text:p text:style-name="P46">Protokolant:</text:p>
      <text:p text:style-name="P39">• Gromadzi informacje o potencjalnych defektach wykrytych w ramach przeglądu indywidualnego. </text:p>
      <text:p text:style-name="P39">• Rejestruje nowe potencjalne defekty, otwarte punkty i decyzje podczas spotkania związanego z przeglądem (gdy ma ono miejsce). </text:p>
      <text:p text:style-name="P74">W przypadku niektórych typów przeglądów jedna osoba może pełnić kilka ról. W zależności od typu przeglądu mogą również różnić się czynności przypisane do poszczególnych ról. Ponadto w związku z pojawieniem się narzędzi wspomagających proces przeglądu (a zwłaszcza rejestrowanie defektów, otwartych punktów i decyzji), często nie ma potrzeby wyznaczania protokolanta. </text:p>
      <text:p text:style-name="P39"/>
      <text:p text:style-name="P48">3.2.3. Typy przeglądów:</text:p>
      <text:list xml:id="list2344689536" text:style-name="L9">
        <text:list-item>
          <text:p text:style-name="P49"><draw:frame draw:style-name="fr2" draw:name="Ramka2" text:anchor-type="paragraph" svg:x="-0.189cm" svg:y="0.085cm" svg:width="18.468cm" draw:z-index="1"><draw:text-box fo:min-height="2.963cm"><text:p text:style-name="P47">Przeglądy mogą być przeprowadzane w różnych celach, ale jednym z głównych celów każdego przeglądu jest ujawnienie defektów. W wykryciu defektów mogą pomóc przeglądy wszystkich typów. Odpowiedni typ przeglądu należy wybrać na podstawie potrzeb projektu, dostępnych zasobów, typu produktu i związanych z nim czynników ryzyka, dziedziny biznesowej, kultury korporacyjnej i innych kryteriów </text:p></draw:text-box></draw:frame>Przegląd nieformalny (np. sprawdzenie koleżeńskie, przegląd w parach)</text:p>
          <text:p text:style-name="P60"><text:span text:style-name="T21">- </text:span><text:span text:style-name="T22">c</text:span><text:span text:style-name="T21">el główny: wykrycie potencjalnych defektów. </text:span></text:p>
          <text:p text:style-name="P60"><text:span text:style-name="T21">-</text:span><text:span text:style-name="T31"> </text:span><text:span text:style-name="T22">m</text:span><text:span text:style-name="T21">ożliwy cel dodatkowy:</text:span><text:span text:style-name="T31"> </text:span><text:span text:style-name="T21">wygenerowanie nowych pomysłów lub rozwiązań, szybkie rozwiązywanie problemów mniejszej wagi. </text:span></text:p>
          <text:p text:style-name="P60"><text:span text:style-name="T21">- </text:span><text:span text:style-name="T22">p</text:span><text:span text:style-name="T21">rzegląd nie odbywa się zgodnie z formalnym (udokumentowanym) procesem. </text:span></text:p>
          <text:p text:style-name="P60"><text:span text:style-name="T21">- </text:span><text:span text:style-name="T22">p</text:span><text:span text:style-name="T21">rzegląd może zostać przeprowadzony przez współpracownika autora (sprawdzenie koleżeńskie) lub przez grupę osób. </text:span></text:p>
          <text:p text:style-name="P60"><text:span text:style-name="T21">- </text:span><text:span text:style-name="T22">r</text:span><text:span text:style-name="T21">ezultaty przeglądu mogą zostać udokumentowane </text:span></text:p>
          <text:p text:style-name="P61"><text:span text:style-name="T21">- </text:span><text:span text:style-name="T22">p</text:span><text:span text:style-name="T21">rzydatność przeglądu zależy od przeglądających. </text:span></text:p>
          <text:p text:style-name="P61"><text:span text:style-name="T21">- </text:span><text:span text:style-name="T22">u</text:span><text:span text:style-name="T21">żywanie list kontrolnych jest opcjonalne.</text:span></text:p>
          <text:p text:style-name="P61"><text:span text:style-name="T22">- t</text:span><text:span text:style-name="T21">en typ przeglądu jest powszechnie używany w przypadku zwinnego wytwarzania oprogramowania</text:span></text:p>
        </text:list-item>
      </text:list>
      <text:p text:style-name="P39"/>
      <text:p text:style-name="P39"/>
      <text:list xml:id="list123347917955637" text:continue-numbering="true" text:style-name="L9">
        <text:list-item>
          <text:p text:style-name="P50"><text:soft-page-break/>Przejrzenie: </text:p>
          <text:p text:style-name="P61"><text:span text:style-name="T31">- </text:span><text:span text:style-name="T22">c</text:span><text:span text:style-name="T21">ele główne: wykrycie potencjalnych defektów, podniesienie jakości oprogramowania, rozważenie alternatywnych implementacji, dokonanie oceny zgodności z normami/standardami i specyfikacjami.</text:span></text:p>
          <text:p text:style-name="P61"><text:span text:style-name="T21">- </text:span><text:span text:style-name="T22">m</text:span><text:span text:style-name="T21">ożliwe cele dodatkowe: wymiana informacji na temat technik lub odmian stylów, przeszkolenie uczestników, osiągnięcie konsensusu. </text:span></text:p>
          <text:p text:style-name="P61"><text:span text:style-name="T21">- </text:span><text:span text:style-name="T22">i</text:span><text:span text:style-name="T21">ndywidualne przygotowanie przed spotkaniem związanym z przeglądem jest opcjonalne.</text:span></text:p>
          <text:p text:style-name="P61"><text:span text:style-name="T22">- s</text:span><text:span text:style-name="T21">potkanie związane z przeglądem prowadzi zwykle autor produktu pracy. </text:span></text:p>
          <text:p text:style-name="P61"><text:span text:style-name="T21">- </text:span><text:span text:style-name="T32">w</text:span><text:span text:style-name="T31">ymagany jest udział protokolanta</text:span><text:span text:style-name="T21">.</text:span></text:p>
          <text:p text:style-name="P61"><text:span text:style-name="T21">- </text:span><text:span text:style-name="T22">u</text:span><text:span text:style-name="T21">żywanie list kontrolnych jest opcjonalne. </text:span></text:p>
          <text:p text:style-name="P61"><text:span text:style-name="T22">- p</text:span><text:span text:style-name="T21">rzegląd może mieć formę scenariuszy, przebiegów próbnych („na sucho”) lub symulacji.</text:span></text:p>
          <text:p text:style-name="P61"><text:span text:style-name="T21">- </text:span><text:span text:style-name="T32">d</text:span><text:span text:style-name="T31">la tego typu przeglądu tworzone są: dziennik (log) potencjalnych defektów i raporty z przeglądu. </text:span></text:p>
          <text:p text:style-name="P61"><text:span text:style-name="T21">- </text:span><text:span text:style-name="T22">c</text:span><text:span text:style-name="T21">harakter przeglądu może być w praktyce różny — od raczej nieformalnego po bardzo formalny </text:span></text:p>
        </text:list-item>
      </text:list>
      <text:p text:style-name="P40"/>
      <text:list xml:id="list123346859944194" text:continue-numbering="true" text:style-name="L9">
        <text:list-item>
          <text:p text:style-name="P61"><text:span text:style-name="T36">Przegląd techniczny: </text:span><text:span text:style-name="T31"><text:s/></text:span></text:p>
          <text:p text:style-name="P61"><text:span text:style-name="T31">- </text:span><text:span text:style-name="T22">c</text:span><text:span text:style-name="T28">ele główne: uzyskanie konsensusu, wykrycie potencjalnych defektów. </text:span></text:p>
          <text:p text:style-name="P61"><text:span text:style-name="T28">- </text:span><text:span text:style-name="T29">m</text:span><text:span text:style-name="T28">ożliwe cele dodatkowe: dokonanie oceny jakości produktu pracy i zwiększenie zaufania do niego, wygenerowanie nowych pomysłów, zmotywowanie autorów do udoskonalania przyszłych produktów pracy i stworzenie im warunków do tego, rozważenie alternatywnych rozwiązań. </text:span></text:p>
          <text:p text:style-name="P61"><text:span text:style-name="T28">- </text:span><text:span text:style-name="T32">p</text:span><text:span text:style-name="T31">rzeglądający powinni mieć takie same kompetencje techniczne jak autor oraz powinni być ekspertami technicznymi w tej samej dyscyplinie lub w innych dyscyplinach. </text:span></text:p>
          <text:p text:style-name="P61"><text:span text:style-name="T28">- </text:span><text:span text:style-name="T32">i</text:span><text:span text:style-name="T31">ndywidualne przygotowanie przed spotkaniem związanym z przeglądem jest obowiązkowe. </text:span></text:p>
          <text:p text:style-name="P61"><text:span text:style-name="T28">- </text:span><text:span text:style-name="T29">s</text:span><text:span text:style-name="T28">potkanie związane z przeglądem jest opcjonalne, powinien je w miarę możliwości prowadzić przeszkolony facylitator (zwykle nie jest nim autor). </text:span></text:p>
          <text:p text:style-name="P61"><text:span text:style-name="T28">- </text:span><text:span text:style-name="T32">w</text:span><text:span text:style-name="T31">ymagany jest udział protokolanta </text:span><text:span text:style-name="T28">(w miarę możliwości nie powinien nim być autor). </text:span></text:p>
          <text:p text:style-name="P61"><text:span text:style-name="T29">- k</text:span><text:span text:style-name="T28">orzystanie z list kontrolnych jest opcjonalne. </text:span></text:p>
          <text:p text:style-name="P61"><text:span text:style-name="T28">- </text:span><text:span text:style-name="T32">d</text:span><text:span text:style-name="T31">la tego typu przeglądu tworzone są: dziennik (log) potencjalnych defektów i raporty z przeglądu</text:span><text:span text:style-name="T28"> </text:span></text:p>
        </text:list-item>
      </text:list>
      <text:p text:style-name="P54"/>
      <text:list xml:id="list123347691883011" text:continue-numbering="true" text:style-name="L9">
        <text:list-item>
          <text:p text:style-name="P62"><text:span text:style-name="T36">Inspekcja:</text:span><text:span text:style-name="T31"> <text:s text:c="2"/></text:span></text:p>
          <text:p text:style-name="P62"><text:span text:style-name="T31">- </text:span><text:span text:style-name="T23">c</text:span><text:span text:style-name="T21">e</text:span><text:span text:style-name="T28">le główne: wykrycie potencjalnych defektów, dokonanie oceny jakości produktu pracy i zwiększenie zaufania do niego, zapobieganie wystąpieniu w przyszłości podobnych defektów poprzez przekazanie </text:span><text:span text:style-name="T31">wniosków autorowi i przeprowadzenie analizy przyczyny podstawowej</text:span><text:span text:style-name="T28">. </text:span></text:p>
          <text:p text:style-name="P62"><text:span text:style-name="T28">- </text:span><text:span text:style-name="T30">m</text:span><text:span text:style-name="T28">ożliwe cele dodatkowe: </text:span><text:span text:style-name="T31">zmotywowanie autorów do udoskonalania przyszłych produktów pracy oraz procesu wytwarzania oprogramowania i stworzenie im warunków do tego, osiągnięcie konsensusu.</text:span></text:p>
          <text:p text:style-name="P62"><text:span text:style-name="T28">- </text:span><text:span text:style-name="T30">p</text:span><text:span text:style-name="T28">rzegląd odbywa się zgodnie ze zdefiniowanym procesem opartym na regułach i listach kontrolnych, a rezultaty są</text:span><text:span text:style-name="T31"> formalnie dokumentowane. </text:span></text:p>
          <text:p text:style-name="P62"><text:soft-page-break/><text:span text:style-name="T28">- </text:span><text:span text:style-name="T33">w</text:span><text:span text:style-name="T31">ystępują jednoznacznie określone role </text:span><text:span text:style-name="T28">(takie jak role określone w p. 3.2.2.), a ponadto może być wymagane wyznaczenie konkretnej osoby czytającej (która głośno czyta produkt pracy, często parafrazując tj. opisując produkt własnymi słowami, podczas spotkania przeglądowego). </text:span></text:p>
          <text:p text:style-name="P62"><text:span text:style-name="T28">-</text:span><text:span text:style-name="T31"> </text:span><text:span text:style-name="T33">i</text:span><text:span text:style-name="T31">ndywidualne przygotowanie przed spotkaniem</text:span><text:span text:style-name="T28"> związanym z przeglądem jest obowiązkowe.</text:span></text:p>
          <text:p text:style-name="P62"><text:span text:style-name="T28">- </text:span><text:span text:style-name="T30">p</text:span><text:span text:style-name="T28">rzeglądającymi są osoby zajmujące stanowiska równorzędne do autora lub eksperci w innych dyscyplinach istotnych z punktu widzenia produktu pracy. </text:span></text:p>
          <text:p text:style-name="P62"><text:span text:style-name="T28">- </text:span><text:span text:style-name="T33">o</text:span><text:span text:style-name="T31">bowiązują określone kryteria wejścia i wyjścia</text:span><text:span text:style-name="T28">. </text:span></text:p>
          <text:p text:style-name="P62"><text:span text:style-name="T28">- </text:span><text:span text:style-name="T33">o</text:span><text:span text:style-name="T31">becność protokolanta jest obowiązkowa.</text:span><text:span text:style-name="T28"> </text:span></text:p>
          <text:p text:style-name="P62"><text:span text:style-name="T28">- </text:span><text:span text:style-name="T30">p</text:span><text:span text:style-name="T28">rzegląd prowadzi przeszkolony facylitator (nie jest nim autor). </text:span></text:p>
          <text:p text:style-name="P62"><text:span text:style-name="T28">- </text:span><text:span text:style-name="T33">a</text:span><text:span text:style-name="T31">utor nie może być liderem przeglądu, osobą czytającą ani protokolantem. </text:span></text:p>
          <text:p text:style-name="P62"><text:span text:style-name="T28">- </text:span><text:span text:style-name="T30">m</text:span><text:span text:style-name="T28">ogą być tworzone dzienniki potencjalnych defektów i raporty z przeglądu. </text:span></text:p>
          <text:p text:style-name="P62"><text:span text:style-name="T28">- </text:span><text:span text:style-name="T30">z</text:span><text:span text:style-name="T28">bierane są miary wykorzystywane następnie do udoskonalania całego procesu wytwarzania oprogramowania (w tym procesu inspekcji). </text:span></text:p>
        </text:list-item>
      </text:list>
      <text:p text:style-name="P55"/>
      <text:p text:style-name="P69">3.2.4. Stosowanie technik przeglądu:</text:p>
      <text:list xml:id="list564376581" text:style-name="L10">
        <text:list-item>
          <text:p text:style-name="P71">Przegląd ad hoc:</text:p>
          <text:p text:style-name="P63"><text:span text:style-name="T8">- </text:span><text:span text:style-name="T37">przeglądający otrzymują niewiele wskazówek dotyczących sposobu wykonywania zadania (lub nie otrzymują ich wcale </text:span></text:p>
          <text:p text:style-name="P20"><text:span text:style-name="T47">-</text:span><text:span text:style-name="T49"> </text:span><text:span text:style-name="T50">u</text:span><text:span text:style-name="T49">czestnicy często czytają produkt pracy sekwencyjnie, na bieżąco identyfikując i dokumentując stwierdzone problemy </text:span></text:p>
          <text:p text:style-name="P20"><text:span text:style-name="T49">- </text:span><text:span text:style-name="T50">p</text:span><text:span text:style-name="T49">rzegląd ad hoc to powszechnie stosowana technika, której stosowanie nie wymaga intensywnych przygotowań </text:span></text:p>
          <text:p text:style-name="P20"><text:span text:style-name="T49">- </text:span><text:span text:style-name="T50">p</text:span><text:span text:style-name="T49">owodzenie przeglądu zależy w dużej mierze od umiejętności przeglądających </text:span></text:p>
          <text:p text:style-name="P20"><text:span text:style-name="T49">- </text:span><text:span text:style-name="T50">p</text:span><text:span text:style-name="T49">onadto technika ta wiąże się z ryzykiem wielokrotnego zgłaszania tych samych problemów przez różnych przeglądających </text:span></text:p>
        </text:list-item>
        <text:list-item>
          <text:p text:style-name="P51">Przegląd oparty na liście kontrolnej:</text:p>
          <text:p text:style-name="P20"><text:span text:style-name="T47">- </text:span><text:span text:style-name="T50">p</text:span><text:span text:style-name="T49">rzegląd oparty na liście kontrolnej to usystematyzowana technika, zgodnie z którą przeglądający wykrywają problemy na podstawie list kontrolnych rozsyłanych w momencie rozpoczęcia przeglądu (np. przez facylitatora</text:span><text:span text:style-name="T50">)</text:span></text:p>
          <text:p text:style-name="P41">- lista kontrolna przeglądu zawiera zestaw pytań odpowiadających potencjalnym defektom wskazanym na podstawie dotychczasowych doświadczeń. Listy kontrolne powinny być dostosowane do specyfiki przeglądanego produktu pracy i regularnie aktualizowane w celu uwzględnienia typów problemów, które zostały pominięte w poprzednich przeglądach </text:p>
          <text:p text:style-name="P63"><text:span text:style-name="T23">- najważniejszą zaletą techniki opartej na listach kontrolnych jest systematyczne pokrycie najczęściej występujących typów defektów. Należy jednak pamiętać, że przegląd indywidualny nie powinien ograniczać się do wykonania czynności z listy kontrolnej. </text:span><text:span text:style-name="T39">Ważne jest również szukanie defektów, które nie zostały w niej uwzględnione. </text:span></text:p>
        </text:list-item>
        <text:list-item>
          <text:p text:style-name="P57"><text:soft-page-break/>Scenariusze i przebiegi próbne:</text:p>
          <text:p text:style-name="P63"><text:span text:style-name="T40">- </text:span><text:span text:style-name="T41">p</text:span><text:span text:style-name="T23">odcza</text:span><text:span text:style-name="T30">s przeglądu opartego na scenariuszach przeglądający otrzymują ustrukturyzowane wytyczne dotyczące sposobu zapoznawania się z produktem pracy </text:span></text:p>
          <text:p text:style-name="P56">- przegląd oparty na scenariuszach umożliwia przeglądającym wykonywanie przebiegów próbnych takich produktów zgodnie z ich przewidywanym zastosowaniem (jeśli produkty pracy są udokumentowane w odpowiednim formacie np. jako przypadki użycia). </text:p>
          <text:p text:style-name="P56">- dzięki scenariuszom przeglądający mogą skuteczniej identyfikować określone typy defektów niż przy użyciu prostych list kontrolnych. Podobnie jak w przypadku przeglądów opartych na listach kontrolnych, przeglądający nie powinni ograniczać się do udokumentowanych scenariuszy, ponieważ grozi to pominięciem innych typów defektów (takich jak brakujące funkcjonalności). </text:p>
        </text:list-item>
        <text:list-item>
          <text:p text:style-name="P52">Czytanie oparte na perspektywie:</text:p>
          <text:p text:style-name="P63"><text:span text:style-name="T23">- </text:span><text:span text:style-name="T24">w</text:span><text:span text:style-name="T23"> przyp</text:span><text:span text:style-name="T30">adku czytania opartego na perspektywie, podobnie jak w przypadku przeglądu opartego na rolach (omówionego poniżej), przeglądający przyjmują podczas przeglądu indywidualnego punkty widzenia różnych interesariuszy </text:span><text:span text:style-name="T33">(zwykle są to punkty widzenia użytkownika, pracownika działu marketingu, projektanta, testera lub operator</text:span><text:span text:style-name="T34">a)</text:span></text:p>
          <text:p text:style-name="P64"><text:span text:style-name="T34">- próba wykorzystania produktu pracy podlegającego przeglądowi do wygenerowania produktu, który się da z niego wyprowadzić. </text:span><text:span text:style-name="T24">Przykładem takiego wykorzystania produktu pracy jest podjęcie przez testera próby wygenerowania wersji roboczych testów akceptacyjnych, jeśli przeprowadzi przegląd specyfikacji wymagań oparty na perspektywie, aby sprawdzić, czy zawiera wszystkie niezbędne informacje. </text:span></text:p>
        </text:list-item>
        <text:list-item>
          <text:p text:style-name="P53">Przegląd oparty na rolach:</text:p>
          <text:p text:style-name="P64"><text:span text:style-name="T24">- przegląd </text:span><text:span text:style-name="T26">oparty </text:span><text:span text:style-name="T38">na rolach to technika, w której przeglądający oceniają produkt pracy z perspektywy poszczególnych ról przypisanych interesariuszom. Typowe role obejmują konkretne typy użytkowników końcowych (doświadczonych, niedoświadczonych, starszych, dzieci itp.) oraz określone funkcje w organizacji (użytkownik, administrator, administrator systemu, tester wydajności itp.). W przeglądzie tym obowiązują te same zasady, co w przypadku czytania opartego na perspektywie, ponieważ role są podobne. </text:span></text:p>
        </text:list-item>
      </text:list>
      <text:p text:style-name="P58"/>
      <text:p text:style-name="P70">3.2.5. Czynniki powodzenia związane z przeglądami:</text:p>
      <text:p text:style-name="P14"><text:span text:style-name="T46">Kluczem do pomyślnego przeprowadzenia przeglądu jest </text:span><text:span text:style-name="T48">staranny dobór typu przeglądu i stosowanych technik.</text:span></text:p>
      <text:p text:style-name="P42">Czynniki sukcesu:</text:p>
      <text:p text:style-name="P5"><text:span text:style-name="T44">- </text:span><text:span text:style-name="T46">o charakterze organizacyjnym</text:span></text:p>
      <text:p text:style-name="P43">- o charakterze kadrowy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22-09-28T12:33:45.691000000</dc:date>
    <meta:editing-duration>PT3H16M51S</meta:editing-duration>
    <meta:editing-cycles>3</meta:editing-cycles>
    <meta:document-statistic meta:table-count="0" meta:image-count="0" meta:object-count="0" meta:page-count="8" meta:paragraph-count="171" meta:word-count="2432" meta:character-count="18777" meta:non-whitespace-character-count="16515"/>
  </office:meta>
</office:document-meta>
</file>